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Φύλλο2" table:style-name="ta1">
        <table:table-column table:style-name="co2" table:number-columns-repeated="16384" table:default-cell-style-name="Default"/>
        <table:table-row table:style-name="ro2">
          <table:table-cell table:style-name="ce17" office:value-type="string" calcext:value-type="string">
            <text:p>2004_1</text:p>
          </table:table-cell>
          <table:table-cell table:style-name="ce17" office:value-type="string" calcext:value-type="string">
            <text:p>2004_2</text:p>
          </table:table-cell>
          <table:table-cell table:style-name="ce17" office:value-type="string" calcext:value-type="string">
            <text:p>2004_3</text:p>
          </table:table-cell>
          <table:table-cell table:style-name="ce17" office:value-type="string" calcext:value-type="string">
            <text:p>2004_4</text:p>
          </table:table-cell>
          <table:table-cell table:style-name="ce17" office:value-type="string" calcext:value-type="string">
            <text:p>2004_5</text:p>
          </table:table-cell>
          <table:table-cell table:style-name="ce17" office:value-type="string" calcext:value-type="string">
            <text:p>2004_6</text:p>
          </table:table-cell>
          <table:table-cell table:style-name="ce17" office:value-type="string" calcext:value-type="string">
            <text:p>2004_7</text:p>
          </table:table-cell>
          <table:table-cell table:style-name="ce17" office:value-type="string" calcext:value-type="string">
            <text:p>2004_8</text:p>
          </table:table-cell>
          <table:table-cell table:style-name="ce17" office:value-type="string" calcext:value-type="string">
            <text:p>2004_9</text:p>
          </table:table-cell>
          <table:table-cell table:style-name="ce17" office:value-type="string" calcext:value-type="string">
            <text:p>2004_10</text:p>
          </table:table-cell>
          <table:table-cell table:style-name="ce17" table:number-columns-repeated="16374"/>
        </table:table-row>
        <table:table-row table:style-name="ro2">
          <table:table-cell office:value-type="float" office:value="73.561" calcext:value-type="float">
            <text:p>73,561</text:p>
          </table:table-cell>
          <table:table-cell office:value-type="float" office:value="49.672" calcext:value-type="float">
            <text:p>49,672</text:p>
          </table:table-cell>
          <table:table-cell office:value-type="float" office:value="59.151" calcext:value-type="float">
            <text:p>59,151</text:p>
          </table:table-cell>
          <table:table-cell office:value-type="float" office:value="80.425" calcext:value-type="float">
            <text:p>80,425</text:p>
          </table:table-cell>
          <table:table-cell office:value-type="float" office:value="64.674" calcext:value-type="float">
            <text:p>64,674</text:p>
          </table:table-cell>
          <table:table-cell office:value-type="float" office:value="58.633" calcext:value-type="float">
            <text:p>58,633</text:p>
          </table:table-cell>
          <table:table-cell office:value-type="float" office:value="72.477" calcext:value-type="float">
            <text:p>72,477</text:p>
          </table:table-cell>
          <table:table-cell office:value-type="float" office:value="57.521" calcext:value-type="float">
            <text:p>57,521</text:p>
          </table:table-cell>
          <table:table-cell office:value-type="float" office:value="62.976" calcext:value-type="float">
            <text:p>62,976</text:p>
          </table:table-cell>
          <table:table-cell office:value-type="float" office:value="53.419" calcext:value-type="float">
            <text:p>53,419</text:p>
          </table:table-cell>
          <table:table-cell table:number-columns-repeated="16374"/>
        </table:table-row>
        <table:table-row table:style-name="ro2">
          <table:table-cell office:value-type="float" office:value="72.545" calcext:value-type="float">
            <text:p>72,545</text:p>
          </table:table-cell>
          <table:table-cell office:value-type="float" office:value="49.706" calcext:value-type="float">
            <text:p>49,706</text:p>
          </table:table-cell>
          <table:table-cell office:value-type="float" office:value="58.575" calcext:value-type="float">
            <text:p>58,575</text:p>
          </table:table-cell>
          <table:table-cell office:value-type="float" office:value="80.223" calcext:value-type="float">
            <text:p>80,223</text:p>
          </table:table-cell>
          <table:table-cell office:value-type="float" office:value="64.997" calcext:value-type="float">
            <text:p>64,997</text:p>
          </table:table-cell>
          <table:table-cell office:value-type="float" office:value="59.496" calcext:value-type="float">
            <text:p>59,496</text:p>
          </table:table-cell>
          <table:table-cell office:value-type="float" office:value="71.944" calcext:value-type="float">
            <text:p>71,944</text:p>
          </table:table-cell>
          <table:table-cell office:value-type="float" office:value="57.961" calcext:value-type="float">
            <text:p>57,961</text:p>
          </table:table-cell>
          <table:table-cell office:value-type="float" office:value="62.304" calcext:value-type="float">
            <text:p>62,304</text:p>
          </table:table-cell>
          <table:table-cell office:value-type="float" office:value="53.362" calcext:value-type="float">
            <text:p>53,362</text:p>
          </table:table-cell>
          <table:table-cell table:number-columns-repeated="16374"/>
        </table:table-row>
        <table:table-row table:style-name="ro2">
          <table:table-cell office:value-type="float" office:value="73.057" calcext:value-type="float">
            <text:p>73,057</text:p>
          </table:table-cell>
          <table:table-cell office:value-type="float" office:value="49.349" calcext:value-type="float">
            <text:p>49,349</text:p>
          </table:table-cell>
          <table:table-cell office:value-type="float" office:value="59.467" calcext:value-type="float">
            <text:p>59,467</text:p>
          </table:table-cell>
          <table:table-cell office:value-type="float" office:value="80.563" calcext:value-type="float">
            <text:p>80,563</text:p>
          </table:table-cell>
          <table:table-cell office:value-type="float" office:value="64.799" calcext:value-type="float">
            <text:p>64,799</text:p>
          </table:table-cell>
          <table:table-cell office:value-type="float" office:value="59.096" calcext:value-type="float">
            <text:p>59,096</text:p>
          </table:table-cell>
          <table:table-cell office:value-type="float" office:value="71.466" calcext:value-type="float">
            <text:p>71,466</text:p>
          </table:table-cell>
          <table:table-cell office:value-type="float" office:value="57.325" calcext:value-type="float">
            <text:p>57,325</text:p>
          </table:table-cell>
          <table:table-cell office:value-type="float" office:value="63.031" calcext:value-type="float">
            <text:p>63,031</text:p>
          </table:table-cell>
          <table:table-cell office:value-type="float" office:value="53.216" calcext:value-type="float">
            <text:p>53,216</text:p>
          </table:table-cell>
          <table:table-cell table:number-columns-repeated="16374"/>
        </table:table-row>
        <table:table-row table:style-name="ro2">
          <table:table-cell office:value-type="float" office:value="77.432" calcext:value-type="float">
            <text:p>77,432</text:p>
          </table:table-cell>
          <table:table-cell office:value-type="float" office:value="49.888" calcext:value-type="float">
            <text:p>49,888</text:p>
          </table:table-cell>
          <table:table-cell office:value-type="float" office:value="57.405" calcext:value-type="float">
            <text:p>57,405</text:p>
          </table:table-cell>
          <table:table-cell office:value-type="float" office:value="80.969" calcext:value-type="float">
            <text:p>80,969</text:p>
          </table:table-cell>
          <table:table-cell office:value-type="float" office:value="65.648" calcext:value-type="float">
            <text:p>65,648</text:p>
          </table:table-cell>
          <table:table-cell office:value-type="float" office:value="58.91" calcext:value-type="float">
            <text:p>58,91</text:p>
          </table:table-cell>
          <table:table-cell office:value-type="float" office:value="72.719" calcext:value-type="float">
            <text:p>72,719</text:p>
          </table:table-cell>
          <table:table-cell office:value-type="float" office:value="57.602" calcext:value-type="float">
            <text:p>57,602</text:p>
          </table:table-cell>
          <table:table-cell office:value-type="float" office:value="63.013" calcext:value-type="float">
            <text:p>63,013</text:p>
          </table:table-cell>
          <table:table-cell office:value-type="float" office:value="53.421" calcext:value-type="float">
            <text:p>53,421</text:p>
          </table:table-cell>
          <table:table-cell table:number-columns-repeated="16374"/>
        </table:table-row>
        <table:table-row table:style-name="ro2">
          <table:table-cell office:value-type="float" office:value="72.547" calcext:value-type="float">
            <text:p>72,547</text:p>
          </table:table-cell>
          <table:table-cell office:value-type="float" office:value="48.6197" calcext:value-type="float">
            <text:p>48,6197</text:p>
          </table:table-cell>
          <table:table-cell office:value-type="float" office:value="58.189" calcext:value-type="float">
            <text:p>58,189</text:p>
          </table:table-cell>
          <table:table-cell office:value-type="float" office:value="80.468" calcext:value-type="float">
            <text:p>80,468</text:p>
          </table:table-cell>
          <table:table-cell office:value-type="float" office:value="65.278" calcext:value-type="float">
            <text:p>65,278</text:p>
          </table:table-cell>
          <table:table-cell office:value-type="float" office:value="59.3" calcext:value-type="float">
            <text:p>59,3</text:p>
          </table:table-cell>
          <table:table-cell office:value-type="float" office:value="72.933" calcext:value-type="float">
            <text:p>72,933</text:p>
          </table:table-cell>
          <table:table-cell office:value-type="float" office:value="57.947" calcext:value-type="float">
            <text:p>57,947</text:p>
          </table:table-cell>
          <table:table-cell office:value-type="float" office:value="63.814" calcext:value-type="float">
            <text:p>63,814</text:p>
          </table:table-cell>
          <table:table-cell office:value-type="float" office:value="53.767" calcext:value-type="float">
            <text:p>53,767</text:p>
          </table:table-cell>
          <table:table-cell table:number-columns-repeated="16374"/>
        </table:table-row>
        <table:table-row table:style-name="ro2">
          <table:table-cell office:value-type="float" office:value="72.599" calcext:value-type="float">
            <text:p>72,599</text:p>
          </table:table-cell>
          <table:table-cell office:value-type="float" office:value="49.211" calcext:value-type="float">
            <text:p>49,211</text:p>
          </table:table-cell>
          <table:table-cell office:value-type="float" office:value="59.424" calcext:value-type="float">
            <text:p>59,424</text:p>
          </table:table-cell>
          <table:table-cell office:value-type="float" office:value="80.9395" calcext:value-type="float">
            <text:p>80,9395</text:p>
          </table:table-cell>
          <table:table-cell office:value-type="float" office:value="65.437" calcext:value-type="float">
            <text:p>65,437</text:p>
          </table:table-cell>
          <table:table-cell office:value-type="float" office:value="58.947" calcext:value-type="float">
            <text:p>58,947</text:p>
          </table:table-cell>
          <table:table-cell office:value-type="float" office:value="72.189" calcext:value-type="float">
            <text:p>72,189</text:p>
          </table:table-cell>
          <table:table-cell office:value-type="float" office:value="58.285" calcext:value-type="float">
            <text:p>58,285</text:p>
          </table:table-cell>
          <table:table-cell office:value-type="float" office:value="63.19" calcext:value-type="float">
            <text:p>63,19</text:p>
          </table:table-cell>
          <table:table-cell office:value-type="float" office:value="53.479" calcext:value-type="float">
            <text:p>53,479</text:p>
          </table:table-cell>
          <table:table-cell table:number-columns-repeated="16374"/>
        </table:table-row>
        <table:table-row table:style-name="ro2">
          <table:table-cell office:value-type="float" office:value="72.971" calcext:value-type="float">
            <text:p>72,971</text:p>
          </table:table-cell>
          <table:table-cell office:value-type="float" office:value="49.975" calcext:value-type="float">
            <text:p>49,975</text:p>
          </table:table-cell>
          <table:table-cell office:value-type="float" office:value="58.354" calcext:value-type="float">
            <text:p>58,354</text:p>
          </table:table-cell>
          <table:table-cell office:value-type="float" office:value="80.585" calcext:value-type="float">
            <text:p>80,585</text:p>
          </table:table-cell>
          <table:table-cell office:value-type="float" office:value="65.723" calcext:value-type="float">
            <text:p>65,723</text:p>
          </table:table-cell>
          <table:table-cell office:value-type="float" office:value="57.836" calcext:value-type="float">
            <text:p>57,836</text:p>
          </table:table-cell>
          <table:table-cell office:value-type="float" office:value="71.446" calcext:value-type="float">
            <text:p>71,446</text:p>
          </table:table-cell>
          <table:table-cell office:value-type="float" office:value="56.497" calcext:value-type="float">
            <text:p>56,497</text:p>
          </table:table-cell>
          <table:table-cell office:value-type="float" office:value="63.421" calcext:value-type="float">
            <text:p>63,421</text:p>
          </table:table-cell>
          <table:table-cell office:value-type="float" office:value="53.283" calcext:value-type="float">
            <text:p>53,283</text:p>
          </table:table-cell>
          <table:table-cell table:number-columns-repeated="16374"/>
        </table:table-row>
        <table:table-row table:style-name="ro2">
          <table:table-cell office:value-type="float" office:value="73.067" calcext:value-type="float">
            <text:p>73,067</text:p>
          </table:table-cell>
          <table:table-cell office:value-type="float" office:value="49.179" calcext:value-type="float">
            <text:p>49,179</text:p>
          </table:table-cell>
          <table:table-cell office:value-type="float" office:value="59.232" calcext:value-type="float">
            <text:p>59,232</text:p>
          </table:table-cell>
          <table:table-cell office:value-type="float" office:value="81.231" calcext:value-type="float">
            <text:p>81,231</text:p>
          </table:table-cell>
          <table:table-cell office:value-type="float" office:value="65.508" calcext:value-type="float">
            <text:p>65,508</text:p>
          </table:table-cell>
          <table:table-cell office:value-type="float" office:value="59.167" calcext:value-type="float">
            <text:p>59,167</text:p>
          </table:table-cell>
          <table:table-cell office:value-type="float" office:value="72.127" calcext:value-type="float">
            <text:p>72,127</text:p>
          </table:table-cell>
          <table:table-cell office:value-type="float" office:value="56.722" calcext:value-type="float">
            <text:p>56,722</text:p>
          </table:table-cell>
          <table:table-cell office:value-type="float" office:value="62.631" calcext:value-type="float">
            <text:p>62,631</text:p>
          </table:table-cell>
          <table:table-cell office:value-type="float" office:value="53.47" calcext:value-type="float">
            <text:p>53,47</text:p>
          </table:table-cell>
          <table:table-cell table:number-columns-repeated="16374"/>
        </table:table-row>
        <table:table-row table:style-name="ro2">
          <table:table-cell office:value-type="float" office:value="72.876" calcext:value-type="float">
            <text:p>72,876</text:p>
          </table:table-cell>
          <table:table-cell office:value-type="float" office:value="49.155" calcext:value-type="float">
            <text:p>49,155</text:p>
          </table:table-cell>
          <table:table-cell office:value-type="float" office:value="59.145" calcext:value-type="float">
            <text:p>59,145</text:p>
          </table:table-cell>
          <table:table-cell office:value-type="float" office:value="80.554" calcext:value-type="float">
            <text:p>80,554</text:p>
          </table:table-cell>
          <table:table-cell office:value-type="float" office:value="65.324" calcext:value-type="float">
            <text:p>65,324</text:p>
          </table:table-cell>
          <table:table-cell office:value-type="float" office:value="59.211" calcext:value-type="float">
            <text:p>59,211</text:p>
          </table:table-cell>
          <table:table-cell office:value-type="float" office:value="71.902" calcext:value-type="float">
            <text:p>71,902</text:p>
          </table:table-cell>
          <table:table-cell office:value-type="float" office:value="56.457" calcext:value-type="float">
            <text:p>56,457</text:p>
          </table:table-cell>
          <table:table-cell office:value-type="float" office:value="62.882" calcext:value-type="float">
            <text:p>62,882</text:p>
          </table:table-cell>
          <table:table-cell office:value-type="float" office:value="52.712" calcext:value-type="float">
            <text:p>52,712</text:p>
          </table:table-cell>
          <table:table-cell table:number-columns-repeated="16374"/>
        </table:table-row>
        <table:table-row table:style-name="ro2">
          <table:table-cell office:value-type="float" office:value="72.567" calcext:value-type="float">
            <text:p>72,567</text:p>
          </table:table-cell>
          <table:table-cell office:value-type="float" office:value="49.788" calcext:value-type="float">
            <text:p>49,788</text:p>
          </table:table-cell>
          <table:table-cell office:value-type="float" office:value="58.852" calcext:value-type="float">
            <text:p>58,852</text:p>
          </table:table-cell>
          <table:table-cell office:value-type="float" office:value="81.167" calcext:value-type="float">
            <text:p>81,167</text:p>
          </table:table-cell>
          <table:table-cell office:value-type="float" office:value="64.893" calcext:value-type="float">
            <text:p>64,893</text:p>
          </table:table-cell>
          <table:table-cell office:value-type="float" office:value="58.986" calcext:value-type="float">
            <text:p>58,986</text:p>
          </table:table-cell>
          <table:table-cell office:value-type="float" office:value="73.203" calcext:value-type="float">
            <text:p>73,203</text:p>
          </table:table-cell>
          <table:table-cell office:value-type="float" office:value="59.367" calcext:value-type="float">
            <text:p>59,367</text:p>
          </table:table-cell>
          <table:table-cell office:value-type="float" office:value="63.32" calcext:value-type="float">
            <text:p>63,32</text:p>
          </table:table-cell>
          <table:table-cell office:value-type="float" office:value="53.209" calcext:value-type="float">
            <text:p>53,209</text:p>
          </table:table-cell>
          <table:table-cell table:number-columns-repeated="16374"/>
        </table:table-row>
        <table:table-row table:style-name="ro4">
          <table:table-cell table:style-name="ce18" table:formula="of:=AVERAGE([.A2:.A11])" office:value-type="float" office:value="73.3222" calcext:value-type="float">
            <text:p>73,3222</text:p>
          </table:table-cell>
          <table:table-cell table:style-name="ce18" table:formula="of:=AVERAGE([.B2:.B11])" office:value-type="float" office:value="49.45427" calcext:value-type="float">
            <text:p>49,45427</text:p>
          </table:table-cell>
          <table:table-cell table:style-name="ce18" table:formula="of:=AVERAGE([.C2:.C11])" office:value-type="float" office:value="58.7794" calcext:value-type="float">
            <text:p>58,7794</text:p>
          </table:table-cell>
          <table:table-cell table:style-name="ce18" table:formula="of:=AVERAGE([.D2:.D11])" office:value-type="float" office:value="80.71245" calcext:value-type="float">
            <text:p>80,71245</text:p>
          </table:table-cell>
          <table:table-cell table:style-name="ce18" table:formula="of:=AVERAGE([.E2:.E11])" office:value-type="float" office:value="65.2281" calcext:value-type="float">
            <text:p>65,2281</text:p>
          </table:table-cell>
          <table:table-cell table:style-name="ce18" table:formula="of:=AVERAGE([.F2:.F11])" office:value-type="float" office:value="58.9582" calcext:value-type="float">
            <text:p>58,9582</text:p>
          </table:table-cell>
          <table:table-cell table:style-name="ce18" table:formula="of:=AVERAGE([.G2:.G11])" office:value-type="float" office:value="72.2406" calcext:value-type="float">
            <text:p>72,2406</text:p>
          </table:table-cell>
          <table:table-cell table:style-name="ce18" table:formula="of:=AVERAGE([.H2:.H11])" office:value-type="float" office:value="57.5684" calcext:value-type="float">
            <text:p>57,5684</text:p>
          </table:table-cell>
          <table:table-cell table:style-name="ce18" table:formula="of:=AVERAGE([.I2:.I11])" office:value-type="float" office:value="63.0582" calcext:value-type="float">
            <text:p>63,0582</text:p>
          </table:table-cell>
          <table:table-cell table:style-name="ce18" table:formula="of:=AVERAGE([.J2:.J11])" office:value-type="float" office:value="53.3338" calcext:value-type="float">
            <text:p>53,3338</text:p>
          </table:table-cell>
          <table:table-cell table:style-name="ce18" table:number-columns-repeated="16374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3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7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6.92" calcext:value-type="float">
            <text:p>206,92</text:p>
          </table:table-cell>
          <table:table-cell office:value-type="float" office:value="203.64" calcext:value-type="float">
            <text:p>203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187.08" calcext:value-type="float">
            <text:p>187,08</text:p>
          </table:table-cell>
          <table:table-cell office:value-type="float" office:value="179.94" calcext:value-type="float">
            <text:p>17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200.72" calcext:value-type="float">
            <text:p>200,72</text:p>
          </table:table-cell>
          <table:table-cell office:value-type="float" office:value="196.24" calcext:value-type="float">
            <text:p>196,2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69.95" calcext:value-type="float">
            <text:p>169,95</text:p>
          </table:table-cell>
          <table:table-cell office:value-type="float" office:value="165.79" calcext:value-type="float">
            <text:p>165,7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189.73" calcext:value-type="float">
            <text:p>189,73</text:p>
          </table:table-cell>
          <table:table-cell office:value-type="float" office:value="187.75" calcext:value-type="float">
            <text:p>187,7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0.71" calcext:value-type="float">
            <text:p>170,71</text:p>
          </table:table-cell>
          <table:table-cell office:value-type="float" office:value="170.13" calcext:value-type="float">
            <text:p>170,1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1.4" calcext:value-type="float">
            <text:p>171,4</text:p>
          </table:table-cell>
          <table:table-cell office:value-type="float" office:value="171.89" calcext:value-type="float">
            <text:p>171,8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78.73" calcext:value-type="float">
            <text:p>178,73</text:p>
          </table:table-cell>
          <table:table-cell office:value-type="float" office:value="176.09" calcext:value-type="float">
            <text:p>176,0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44" calcext:value-type="float">
            <text:p>183,0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183.87" calcext:value-type="float">
            <text:p>183,87</text:p>
          </table:table-cell>
          <table:table-cell table:style-name="ce17" table:formula="of:=AVERAGE([.F2:.F11])" office:value-type="float" office:value="181.7544" calcext:value-type="float">
            <text:p>181,7544</text:p>
          </table:table-cell>
          <table:table-cell table:number-columns-repeated="16378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180796460176991" calcext:value-type="float">
            <text:p>0,180796460176991</text:p>
          </table:table-cell>
          <table:table-cell table:formula="of:=[.F12]/1017" office:value-type="float" office:value="0.178716224188791" calcext:value-type="float">
            <text:p>0,178716224188791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03.044" calcext:value-type="float">
            <text:p>203,044</text:p>
          </table:table-cell>
          <table:table-cell office:value-type="float" office:value="198.02" calcext:value-type="float">
            <text:p>198,0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204.56" calcext:value-type="float">
            <text:p>204,56</text:p>
          </table:table-cell>
          <table:table-cell office:value-type="float" office:value="202.15" calcext:value-type="float">
            <text:p>2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6.42" calcext:value-type="float">
            <text:p>206,42</text:p>
          </table:table-cell>
          <table:table-cell office:value-type="float" office:value="201.19" calcext:value-type="float">
            <text:p>201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9.38" calcext:value-type="float">
            <text:p>189,38</text:p>
          </table:table-cell>
          <table:table-cell office:value-type="float" office:value="179.61" calcext:value-type="float">
            <text:p>179,6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210.14" calcext:value-type="float">
            <text:p>210,14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41.23" calcext:value-type="float">
            <text:p>241,23</text:p>
          </table:table-cell>
          <table:table-cell office:value-type="float" office:value="244.44" calcext:value-type="float">
            <text:p>244,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0.58" calcext:value-type="float">
            <text:p>210,58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213.96" calcext:value-type="float">
            <text:p>213,96</text:p>
          </table:table-cell>
          <table:table-cell office:value-type="float" office:value="214.35" calcext:value-type="float">
            <text:p>214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1.57" calcext:value-type="float">
            <text:p>201,57</text:p>
          </table:table-cell>
          <table:table-cell office:value-type="float" office:value="199.43" calcext:value-type="float">
            <text:p>199,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06.2614" calcext:value-type="float">
            <text:p>206,2614</text:p>
          </table:table-cell>
          <table:table-cell table:style-name="ce17" table:formula="of:=AVERAGE([.F16:.F25])" office:value-type="float" office:value="204.35" calcext:value-type="float">
            <text:p>204,35</text:p>
          </table:table-cell>
          <table:table-cell table:number-columns-repeated="16378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79983769633508" calcext:value-type="float">
            <text:p>0,179983769633508</text:p>
          </table:table-cell>
          <table:table-cell table:formula="of:=[.F26]/1146" office:value-type="float" office:value="0.178315881326353" calcext:value-type="float">
            <text:p>0,17831588132635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535.26" calcext:value-type="float">
            <text:p>535,26</text:p>
          </table:table-cell>
          <table:table-cell office:value-type="float" office:value="233.32" calcext:value-type="float">
            <text:p>233,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3.61" calcext:value-type="float">
            <text:p>263,61</text:p>
          </table:table-cell>
          <table:table-cell office:value-type="float" office:value="244.103" calcext:value-type="float">
            <text:p>244,1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76.33" calcext:value-type="float">
            <text:p>276,33</text:p>
          </table:table-cell>
          <table:table-cell office:value-type="float" office:value="243.98" calcext:value-type="float">
            <text:p>243,9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22.67" calcext:value-type="float">
            <text:p>222,67</text:p>
          </table:table-cell>
          <table:table-cell office:value-type="float" office:value="219.84" calcext:value-type="float">
            <text:p>219,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8.14" calcext:value-type="float">
            <text:p>258,14</text:p>
          </table:table-cell>
          <table:table-cell office:value-type="float" office:value="257.23" calcext:value-type="float">
            <text:p>257,2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471.894" calcext:value-type="float">
            <text:p>471,894</text:p>
          </table:table-cell>
          <table:table-cell office:value-type="float" office:value="227.74" calcext:value-type="float">
            <text:p>227,7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39.28" calcext:value-type="float">
            <text:p>239,28</text:p>
          </table:table-cell>
          <table:table-cell office:value-type="float" office:value="210.94" calcext:value-type="float">
            <text:p>210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51.33" calcext:value-type="float">
            <text:p>251,33</text:p>
          </table:table-cell>
          <table:table-cell office:value-type="float" office:value="235.19" calcext:value-type="float">
            <text:p>235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09.79" calcext:value-type="float">
            <text:p>209,79</text:p>
          </table:table-cell>
          <table:table-cell office:value-type="float" office:value="208.64" calcext:value-type="float">
            <text:p>208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63.73" calcext:value-type="float">
            <text:p>263,73</text:p>
          </table:table-cell>
          <table:table-cell office:value-type="float" office:value="229.94" calcext:value-type="float">
            <text:p>22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99.2034" calcext:value-type="float">
            <text:p>299,2034</text:p>
          </table:table-cell>
          <table:table-cell table:style-name="ce17" table:formula="of:=AVERAGE([.F30:.F39])" office:value-type="float" office:value="231.0923" calcext:value-type="float">
            <text:p>231,0923</text:p>
          </table:table-cell>
          <table:table-cell table:number-columns-repeated="16378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228574025974026" calcext:value-type="float">
            <text:p>0,228574025974026</text:p>
          </table:table-cell>
          <table:table-cell table:formula="of:=[.F40]/1309" office:value-type="float" office:value="0.176541100076394" calcext:value-type="float">
            <text:p>0,176541100076394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85.75" calcext:value-type="float">
            <text:p>285,75</text:p>
          </table:table-cell>
          <table:table-cell office:value-type="float" office:value="285.11" calcext:value-type="float">
            <text:p>285,1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353.75" calcext:value-type="float">
            <text:p>353,75</text:p>
          </table:table-cell>
          <table:table-cell office:value-type="float" office:value="299.35" calcext:value-type="float">
            <text:p>299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318.48" calcext:value-type="float">
            <text:p>318,48</text:p>
          </table:table-cell>
          <table:table-cell office:value-type="float" office:value="250.34" calcext:value-type="float">
            <text:p>250,3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8.3" calcext:value-type="float">
            <text:p>348,3</text:p>
          </table:table-cell>
          <table:table-cell office:value-type="float" office:value="328.85" calcext:value-type="float">
            <text:p>328,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08.27" calcext:value-type="float">
            <text:p>308,27</text:p>
          </table:table-cell>
          <table:table-cell office:value-type="float" office:value="306.35" calcext:value-type="float">
            <text:p>306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office:value-type="float" office:value="278.73" calcext:value-type="float">
            <text:p>278,73</text:p>
          </table:table-cell>
          <table:table-cell office:value-type="float" office:value="279.65" calcext:value-type="float">
            <text:p>279,6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40.38" calcext:value-type="float">
            <text:p>340,38</text:p>
          </table:table-cell>
          <table:table-cell office:value-type="float" office:value="293.26" calcext:value-type="float">
            <text:p>293,2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285.22" calcext:value-type="float">
            <text:p>285,22</text:p>
          </table:table-cell>
          <table:table-cell office:value-type="float" office:value="277.97" calcext:value-type="float">
            <text:p>277,9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1.04" calcext:value-type="float">
            <text:p>291,04</text:p>
          </table:table-cell>
          <table:table-cell office:value-type="float" office:value="286.57" calcext:value-type="float">
            <text:p>286,5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74.25" calcext:value-type="float">
            <text:p>274,25</text:p>
          </table:table-cell>
          <table:table-cell office:value-type="float" office:value="272.12" calcext:value-type="float">
            <text:p>272,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8.417" calcext:value-type="float">
            <text:p>308,417</text:p>
          </table:table-cell>
          <table:table-cell table:style-name="ce17" table:formula="of:=AVERAGE([.F44:.F53])" office:value-type="float" office:value="287.957" calcext:value-type="float">
            <text:p>287,957</text:p>
          </table:table-cell>
          <table:table-cell table:number-columns-repeated="16378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91801616915423" calcext:value-type="float">
            <text:p>0,191801616915423</text:p>
          </table:table-cell>
          <table:table-cell table:formula="of:=[.F54]/1608" office:value-type="float" office:value="0.179077736318408" calcext:value-type="float">
            <text:p>0,179077736318408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6.98" calcext:value-type="float">
            <text:p>326,98</text:p>
          </table:table-cell>
          <table:table-cell office:value-type="float" office:value="293.78" calcext:value-type="float">
            <text:p>293,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11.57" calcext:value-type="float">
            <text:p>311,57</text:p>
          </table:table-cell>
          <table:table-cell office:value-type="float" office:value="302.15" calcext:value-type="float">
            <text:p>3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office:value-type="float" office:value="313.89" calcext:value-type="float">
            <text:p>313,89</text:p>
          </table:table-cell>
          <table:table-cell office:value-type="float" office:value="299.39" calcext:value-type="float">
            <text:p>299,3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279.93" calcext:value-type="float">
            <text:p>279,93</text:p>
          </table:table-cell>
          <table:table-cell office:value-type="float" office:value="281.4" calcext:value-type="float">
            <text:p>281,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19.32" calcext:value-type="float">
            <text:p>319,32</text:p>
          </table:table-cell>
          <table:table-cell office:value-type="float" office:value="311.71" calcext:value-type="float">
            <text:p>311,7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10.338" calcext:value-type="float">
            <text:p>310,338</text:p>
          </table:table-cell>
          <table:table-cell table:style-name="ce17" table:formula="of:=AVERAGE([.F58:.F67])" office:value-type="float" office:value="297.686" calcext:value-type="float">
            <text:p>297,686</text:p>
          </table:table-cell>
          <table:table-cell table:number-columns-repeated="16378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90508287292818" calcext:value-type="float">
            <text:p>0,190508287292818</text:p>
          </table:table-cell>
          <table:table-cell table:formula="of:=[.F68]/1629" office:value-type="float" office:value="0.182741559238797" calcext:value-type="float">
            <text:p>0,182741559238797</text:p>
          </table:table-cell>
          <table:table-cell table:number-columns-repeated="16378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office:value-type="float" office:value="57.17" calcext:value-type="float">
            <text:p>57,17</text:p>
          </table:table-cell>
          <table:table-cell office:value-type="float" office:value="52.08" calcext:value-type="float">
            <text:p>52,08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office:value-type="float" office:value="84.16" calcext:value-type="float">
            <text:p>84,16</text:p>
          </table:table-cell>
          <table:table-cell office:value-type="float" office:value="180.14" calcext:value-type="float">
            <text:p>180,14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office:value-type="float" office:value="72.37" calcext:value-type="float">
            <text:p>72,37</text:p>
          </table:table-cell>
          <table:table-cell office:value-type="float" office:value="74.62" calcext:value-type="float">
            <text:p>74,62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office:value-type="float" office:value="60.71" calcext:value-type="float">
            <text:p>60,71</text:p>
          </table:table-cell>
          <table:table-cell office:value-type="float" office:value="56.86" calcext:value-type="float">
            <text:p>56,8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office:value-type="float" office:value="62.41" calcext:value-type="float">
            <text:p>62,41</text:p>
          </table:table-cell>
          <table:table-cell office:value-type="float" office:value="358.059" calcext:value-type="float">
            <text:p>358,059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office:value-type="float" office:value="125.75" calcext:value-type="float">
            <text:p>125,75</text:p>
          </table:table-cell>
          <table:table-cell office:value-type="float" office:value="101.62" calcext:value-type="float">
            <text:p>101,62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office:value-type="float" office:value="126.06" calcext:value-type="float">
            <text:p>126,06</text:p>
          </table:table-cell>
          <table:table-cell office:value-type="float" office:value="74.89" calcext:value-type="float">
            <text:p>74,89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office:value-type="float" office:value="65.03" calcext:value-type="float">
            <text:p>65,03</text:p>
          </table:table-cell>
          <table:table-cell office:value-type="float" office:value="58.74" calcext:value-type="float">
            <text:p>58,74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office:value-type="float" office:value="98.85" calcext:value-type="float">
            <text:p>98,85</text:p>
          </table:table-cell>
          <table:table-cell office:value-type="float" office:value="62.73" calcext:value-type="float">
            <text:p>62,73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office:value-type="float" office:value="81.48" calcext:value-type="float">
            <text:p>81,48</text:p>
          </table:table-cell>
          <table:table-cell office:value-type="float" office:value="52.396" calcext:value-type="float">
            <text:p>52,396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83.399" calcext:value-type="float">
            <text:p>83,399</text:p>
          </table:table-cell>
          <table:table-cell table:style-name="ce17" table:formula="of:=AVERAGE([.F2:.F11])" office:value-type="float" office:value="107.2135" calcext:value-type="float">
            <text:p>107,2135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212752551020408" calcext:value-type="float">
            <text:p>0,212752551020408</text:p>
          </table:table-cell>
          <table:table-cell table:formula="of:=[.F12]/392" office:value-type="float" office:value="0.273503826530612" calcext:value-type="float">
            <text:p>0,27350382653061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office:value-type="float" office:value="84.48" calcext:value-type="float">
            <text:p>84,48</text:p>
          </table:table-cell>
          <table:table-cell office:value-type="float" office:value="83.67" calcext:value-type="float">
            <text:p>83,67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office:value-type="float" office:value="95.27" calcext:value-type="float">
            <text:p>95,27</text:p>
          </table:table-cell>
          <table:table-cell office:value-type="float" office:value="91.77" calcext:value-type="float">
            <text:p>91,77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29" calcext:value-type="float">
            <text:p>67,29</text:p>
          </table:table-cell>
          <table:table-cell office:value-type="float" office:value="67.74" calcext:value-type="float">
            <text:p>67,74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office:value-type="float" office:value="76.9" calcext:value-type="float">
            <text:p>76,9</text:p>
          </table:table-cell>
          <table:table-cell office:value-type="float" office:value="74.73" calcext:value-type="float">
            <text:p>74,73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office:value-type="float" office:value="79.31" calcext:value-type="float">
            <text:p>79,31</text:p>
          </table:table-cell>
          <table:table-cell office:value-type="float" office:value="68.37" calcext:value-type="float">
            <text:p>68,37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office:value-type="float" office:value="78.27" calcext:value-type="float">
            <text:p>78,27</text:p>
          </table:table-cell>
          <table:table-cell office:value-type="float" office:value="81.98" calcext:value-type="float">
            <text:p>81,98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office:value-type="float" office:value="77.49" calcext:value-type="float">
            <text:p>77,49</text:p>
          </table:table-cell>
          <table:table-cell office:value-type="float" office:value="82.37" calcext:value-type="float">
            <text:p>82,37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office:value-type="float" office:value="81.47" calcext:value-type="float">
            <text:p>81,47</text:p>
          </table:table-cell>
          <table:table-cell office:value-type="float" office:value="80.31" calcext:value-type="float">
            <text:p>80,31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office:value-type="float" office:value="86.41" calcext:value-type="float">
            <text:p>86,41</text:p>
          </table:table-cell>
          <table:table-cell office:value-type="float" office:value="84.37" calcext:value-type="float">
            <text:p>84,37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office:value-type="float" office:value="88.77" calcext:value-type="float">
            <text:p>88,77</text:p>
          </table:table-cell>
          <table:table-cell office:value-type="float" office:value="90.87" calcext:value-type="float">
            <text:p>90,87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1.566" calcext:value-type="float">
            <text:p>81,566</text:p>
          </table:table-cell>
          <table:table-cell table:style-name="ce17" table:formula="of:=AVERAGE([.F16:.F25])" office:value-type="float" office:value="80.618" calcext:value-type="float">
            <text:p>80,618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0640167364017" calcext:value-type="float">
            <text:p>0,170640167364017</text:p>
          </table:table-cell>
          <table:table-cell table:formula="of:=[.F26]/478" office:value-type="float" office:value="0.16865690376569" calcext:value-type="float">
            <text:p>0,1686569037656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3.297" calcext:value-type="float">
            <text:p>113,297</text:p>
          </table:table-cell>
          <table:table-cell office:value-type="float" office:value="197.02" calcext:value-type="float">
            <text:p>197,02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office:value-type="float" office:value="94.24" calcext:value-type="float">
            <text:p>94,24</text:p>
          </table:table-cell>
          <table:table-cell office:value-type="float" office:value="102.995" calcext:value-type="float">
            <text:p>102,995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office:value-type="float" office:value="86.008" calcext:value-type="float">
            <text:p>86,008</text:p>
          </table:table-cell>
          <table:table-cell office:value-type="float" office:value="85.777" calcext:value-type="float">
            <text:p>85,777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101.12" calcext:value-type="float">
            <text:p>101,12</text:p>
          </table:table-cell>
          <table:table-cell office:value-type="float" office:value="100.2" calcext:value-type="float">
            <text:p>100,2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office:value-type="float" office:value="203.15" calcext:value-type="float">
            <text:p>203,15</text:p>
          </table:table-cell>
          <table:table-cell office:value-type="float" office:value="98.65" calcext:value-type="float">
            <text:p>98,65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280.68" calcext:value-type="float">
            <text:p>280,68</text:p>
          </table:table-cell>
          <table:table-cell office:value-type="float" office:value="128.38" calcext:value-type="float">
            <text:p>128,38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office:value-type="float" office:value="94.63" calcext:value-type="float">
            <text:p>94,63</text:p>
          </table:table-cell>
          <table:table-cell office:value-type="float" office:value="93.699" calcext:value-type="float">
            <text:p>93,699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4.14" calcext:value-type="float">
            <text:p>104,14</text:p>
          </table:table-cell>
          <table:table-cell office:value-type="float" office:value="101.56" calcext:value-type="float">
            <text:p>101,56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4.33" calcext:value-type="float">
            <text:p>104,33</text:p>
          </table:table-cell>
          <table:table-cell office:value-type="float" office:value="102.81" calcext:value-type="float">
            <text:p>102,81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406" calcext:value-type="float">
            <text:p>98,406</text:p>
          </table:table-cell>
          <table:table-cell office:value-type="float" office:value="94.481" calcext:value-type="float">
            <text:p>94,481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28.0001" calcext:value-type="float">
            <text:p>128,0001</text:p>
          </table:table-cell>
          <table:table-cell table:style-name="ce17" table:formula="of:=AVERAGE([.F30:.F39])" office:value-type="float" office:value="110.5572" calcext:value-type="float">
            <text:p>110,5572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206451774193548" calcext:value-type="float">
            <text:p>0,206451774193548</text:p>
          </table:table-cell>
          <table:table-cell table:formula="of:=[.F40]/620" office:value-type="float" office:value="0.178318064516129" calcext:value-type="float">
            <text:p>0,17831806451612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78.18" calcext:value-type="float">
            <text:p>178,18</text:p>
          </table:table-cell>
          <table:table-cell office:value-type="float" office:value="162.54" calcext:value-type="float">
            <text:p>162,54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55.85" calcext:value-type="float">
            <text:p>155,85</text:p>
          </table:table-cell>
          <table:table-cell office:value-type="float" office:value="148.96" calcext:value-type="float">
            <text:p>148,96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28.44" calcext:value-type="float">
            <text:p>128,44</text:p>
          </table:table-cell>
          <table:table-cell office:value-type="float" office:value="127.49" calcext:value-type="float">
            <text:p>127,49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84.68" calcext:value-type="float">
            <text:p>184,68</text:p>
          </table:table-cell>
          <table:table-cell office:value-type="float" office:value="132.41" calcext:value-type="float">
            <text:p>132,41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32.13" calcext:value-type="float">
            <text:p>132,13</text:p>
          </table:table-cell>
          <table:table-cell office:value-type="float" office:value="123.34" calcext:value-type="float">
            <text:p>123,34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5.12" calcext:value-type="float">
            <text:p>155,12</text:p>
          </table:table-cell>
          <table:table-cell office:value-type="float" office:value="149.808" calcext:value-type="float">
            <text:p>149,808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1" calcext:value-type="float">
            <text:p>151,01</text:p>
          </table:table-cell>
          <table:table-cell office:value-type="float" office:value="144.16" calcext:value-type="float">
            <text:p>144,16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41.52" calcext:value-type="float">
            <text:p>141,52</text:p>
          </table:table-cell>
          <table:table-cell office:value-type="float" office:value="139.99" calcext:value-type="float">
            <text:p>139,99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52.7" calcext:value-type="float">
            <text:p>152,7</text:p>
          </table:table-cell>
          <table:table-cell office:value-type="float" office:value="135.202" calcext:value-type="float">
            <text:p>135,202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96.74" calcext:value-type="float">
            <text:p>196,74</text:p>
          </table:table-cell>
          <table:table-cell office:value-type="float" office:value="116.46" calcext:value-type="float">
            <text:p>116,46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57.637" calcext:value-type="float">
            <text:p>157,637</text:p>
          </table:table-cell>
          <table:table-cell table:style-name="ce17" table:formula="of:=AVERAGE([.F44:.F53])" office:value-type="float" office:value="138.036" calcext:value-type="float">
            <text:p>138,036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71531011969532" calcext:value-type="float">
            <text:p>0,171531011969532</text:p>
          </table:table-cell>
          <table:table-cell table:formula="of:=[.F54]/919" office:value-type="float" office:value="0.15020239390642" calcext:value-type="float">
            <text:p>0,1502023939064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string" office:string-value="" calcext:value-type="error">
            <text:p>#DIV/0!</text:p>
          </table:table-cell>
          <table:table-cell table:style-name="ce17" table:formula="of:=AVERAGE([.D58:.D67])" office:value-type="string" office:string-value="" calcext:value-type="error">
            <text:p>#DIV/0!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string" office:string-value="" calcext:value-type="error">
            <text:p>#DIV/0!</text:p>
          </table:table-cell>
          <table:table-cell table:formula="of:=[.D68]/1024" office:value-type="string" office:string-value="" calcext:value-type="error">
            <text:p>#DIV/0!</text:p>
          </table:table-cell>
          <table:table-cell table:formula="of:=[.E68]/1024" office:value-type="string" office:string-value="" calcext:value-type="error">
            <text:p>#DIV/0!</text:p>
          </table:table-cell>
          <table:table-cell table:formula="of:=[.F68]/1024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7:24:11.075397403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2T19:54:21.366262128</dc:date>
    <meta:editing-duration>P1DT58M33S</meta:editing-duration>
    <meta:editing-cycles>216</meta:editing-cycles>
    <meta:generator>LibreOffice/24.2.7.2$Linux_X86_64 LibreOffice_project/420$Build-2</meta:generator>
    <meta:document-statistic meta:table-count="4" meta:cell-count="12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4cm" svg:y="3.466cm" style:legend-expansion="high" chart:style-name="ch2"/>
        <chart:plot-area chart:style-name="ch3" table:cell-range-address="quake_2004.K71:quake_2004.O76" chart:data-source-has-labels="both" svg:x="0.32cm" svg:y="0.18cm" svg:width="13.274cm" svg:height="8.64cm">
          <chart:coordinate-region svg:x="1.059cm" svg:y="0.376cm" svg:width="12.24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